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Chessboard ("My game")</text:h>
      <text:section text:style-name="Sect1" text:name="ItID:1">
        <text:p text:style-name="Text_20_body">Hal's chessboard, source of infinite joy.</text:p>
      </text:section>
      <text:h text:style-name="Heading_20_2" text:outline-level="2">Fire extinguisher</text:h>
      <text:section text:style-name="Sect1" text:name="ItID:2">
        <text:p text:style-name="Text_20_body">Bought from Space Patrol surplus, this gadget is a real eye cand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14T20:14:42Z</meta:creation-date>
    <dc:date/>
  </office:meta>
</office:document-meta>
</file>